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6ff" officeooo:paragraph-rsid="000326ff"/>
    </style:style>
    <style:style style:name="P2" style:family="paragraph" style:parent-style-name="Standard">
      <style:text-properties officeooo:rsid="000326ff" officeooo:paragraph-rsid="0004c09e"/>
    </style:style>
    <style:style style:name="T1" style:family="text">
      <style:text-properties officeooo:rsid="0004c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ent-layer<text:line-break/><text:tab/>React (35)<text:line-break/><text:tab/>Bootstrap (CSS)<text:line-break/><text:tab/>DOM (Document Object Model)<text:line-break/><text:line-break/>Server-layer<text:line-break/><text:tab/>Node<text:line-break/><text:tab/>NPM<text:line-break/><text:tab/>Express<text:line-break/></text:p>
      <text:p text:style-name="P2">Data-layer<text:line-break/><text:tab/>Mongo<text:line-break/><text:tab/>Mongoose</text:p>
      <text:p text:style-name="P2"><text:tab/><text:span text:style-name="T1">CRUD (Concept)</text:span><text:line-break/><text:line-break/>MER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8:10:44.648480999</meta:creation-date>
    <dc:date>2019-05-29T18:34:00.020868038</dc:date>
    <meta:editing-duration>PT13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9" meta:character-count="153" meta:non-whitespace-character-count="125"/>
  </office:meta>
</office:document-meta>
</file>